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irst-line-indent">
      <style:text-properties officeooo:rsid="000c8409" officeooo:paragraph-rsid="000c8409"/>
    </style:style>
    <style:style style:name="P2" style:family="paragraph" style:parent-style-name="First-line-indent">
      <style:text-properties officeooo:paragraph-rsid="000c8409"/>
    </style:style>
    <style:style style:name="P3" style:family="paragraph" style:parent-style-name="First-line-indent">
      <style:paragraph-properties fo:text-align="start" style:justify-single-word="false"/>
      <style:text-properties officeooo:paragraph-rsid="000c8409"/>
    </style:style>
    <style:style style:name="P4" style:family="paragraph" style:parent-style-name="First-line-indent">
      <style:paragraph-properties fo:padding="0.0291in" fo:border-left="none" fo:border-right="none" fo:border-top="none" fo:border-bottom="0.99pt solid #000000" style:join-border="false"/>
      <style:text-properties officeooo:paragraph-rsid="000c8409"/>
    </style:style>
    <style:style style:name="P5" style:family="paragraph" style:parent-style-name="author">
      <style:text-properties fo:font-size="12pt"/>
    </style:style>
    <style:style style:name="P6" style:family="paragraph" style:parent-style-name="Title">
      <style:text-properties officeooo:paragraph-rsid="000c8409"/>
    </style:style>
    <style:style style:name="T1" style:family="text">
      <style:text-properties fo:font-size="17pt"/>
    </style:style>
    <style:style style:name="T2" style:family="text">
      <style:text-properties fo:font-size="17pt" officeooo:rsid="000c8409"/>
    </style:style>
    <style:style style:name="T3" style:family="text">
      <style:text-properties officeooo:rsid="000c84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2">S</text:span><text:span text:style-name="T1">olicitud de cuentas de usuario</text:span> <text:span text:style-name="T1">en el Cluster de LANCIS</text:span></text:p>
      <text:p text:style-name="P5"/>
      <text:p text:style-name="P1">Fecha: ______</text:p>
      <text:p text:style-name="First-line-indent"/>
      <text:h text:style-name="Heading_20_3" text:outline-level="3">Acerca del proyecto</text:h>
      <text:p text:style-name="P2">Patrocinador: <text:span text:style-name="T3">___________________________________</text:span></text:p>
      <text:p text:style-name="P2">Proyecto: <text:span text:style-name="T3">___________________________________</text:span></text:p>
      <text:p text:style-name="P2">Duración:<text:span text:style-name="T3">___________________________________</text:span></text:p>
      <text:p text:style-name="P3">Descripción de actividades:</text:p>
      <text:p text:style-name="P4"/>
      <text:p text:style-name="P4"/>
      <text:p text:style-name="P2"/>
      <text:p text:style-name="P2"/>
      <text:h text:style-name="Heading_20_3" text:outline-level="3">Requerimientos de Hardware</text:h>
      <text:p text:style-name="P2">Requerimientos de espacio en disco: <text:span text:style-name="T3">_____________</text:span></text:p>
      <text:p text:style-name="P2">Uso estimado de memoria RAM: <text:span text:style-name="T3">________________</text:span></text:p>
      <text:p text:style-name="P2">Software a usar: <text:span text:style-name="T3">_____________________________</text:span></text:p>
      <text:p text:style-name="P2"/>
      <text:h text:style-name="Heading_20_3" text:outline-level="3">Cuentas de Usuario</text:h>
      <text:p text:style-name="First-line-indent"/>
      <text:p text:style-name="First-line-indent"><text:span text:style-name="T3">Usuarios (nombre de usuario y correo electrónico)</text:span>: 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igskip" style:family="paragraph" style:parent-style-name="Text-body">
      <style:paragraph-properties fo:margin-top="0.0783in" fo:margin-bottom="0in" loext:contextual-spacing="false"/>
    </style:style>
    <style:style style:name="clearpage" style:family="paragraph" style:parent-style-name="Text-body">
      <style:paragraph-properties fo:break-before="page"/>
    </style:style>
    <style:style style:name="hline-p-hr" style:family="paragraph">
      <style:paragraph-properties fo:margin-top="0in" fo:margin-bottom="0in" loext:contextual-spacing="false" fo:line-height="0.0043in" fo:padding="0in" fo:border-left="none" fo:border-right="none" fo:border-top="none" fo:border-bottom="0.31pt solid #000000"/>
    </style:style>
    <style:style style:name="cline-p-hr" style:family="paragraph">
      <style:paragraph-properties fo:margin-top="0in" fo:margin-bottom="0in" loext:contextual-spacing="false" fo:line-height="0.0043in" fo:padding="0in" fo:border-left="none" fo:border-right="none" fo:border-top="none" fo:border-bottom="0.31pt solid #000000"/>
    </style:style>
    <style:style style:name="cline-p" style:family="paragraph">
      <style:paragraph-properties fo:margin-left="0in" fo:margin-right="0in" fo:margin-top="0in" fo:margin-bottom="0in" loext:contextual-spacing="false" fo:line-height="0.0008in" fo:text-indent="0in" style:auto-text-indent="false" fo:padding="0in" fo:border="none"/>
    </style:style>
    <style:style style:name="newpage" style:family="paragraph">
      <style:paragraph-properties fo:break-after="page"/>
    </style:style>
    <style:style style:name="equ-p" style:family="paragraph" style:parent-style-name="Standard">
      <style:paragraph-properties fo:text-align="center" style:justify-single-word="false"/>
    </style:style>
    <style:style style:name="equ-num-p" style:family="paragraph" style:parent-style-name="Standard">
      <style:paragraph-properties fo:text-align="end" style:justify-single-word="false"/>
    </style:style>
    <style:style style:name="First-line-indent" style:family="paragraph" style:parent-style-name="Text-body" style:class="text">
      <style:paragraph-properties fo:margin-left="0in" fo:margin-right="0in" fo:text-indent="0.1965in" style:auto-text-indent="false"/>
    </style:style>
    <style:style style:name="First-line-indent-rtl" style:family="paragraph" style:parent-style-name="Text-body" style:class="text">
      <style:paragraph-properties fo:margin-left="0in" fo:margin-right="0in" fo:text-align="end" style:justify-single-word="false" fo:text-indent="0.1965in" style:auto-text-indent="false" style:writing-mode="rl-tb"/>
    </style:style>
    <style:style style:name="Text-body" style:family="paragraph" style:parent-style-name="Standard" style:next-style-name="First-line-indent" style:class="text" style:master-page-name="">
      <style:paragraph-properties fo:margin-top="0in" fo:margin-bottom="0in" loext:contextual-spacing="false" fo:line-height="120%" fo:text-align="justify" style:justify-single-word="false" fo:hyphenation-ladder-count="no-limit" style:page-number="auto"/>
      <style:text-properties fo:hyphenate="false"/>
    </style:style>
    <style:style style:name="Like-Text-body" style:family="paragraph" style:parent-style-name="Standard" style:next-style-name="First-line-indent" style:class="text" style:master-page-name="">
      <style:paragraph-properties fo:margin-top="0in" fo:margin-bottom="0in" loext:contextual-spacing="false" fo:line-height="120%" fo:text-align="justify" style:justify-single-word="false" fo:hyphenation-ladder-count="no-limit" style:page-number="auto"/>
      <style:text-properties fo:hyphenate="false"/>
    </style:style>
    <style:style style:name="Text-body-rtl" style:family="paragraph" style:parent-style-name="Standard" style:next-style-name="First-line-indent" style:class="text" style:master-page-name="">
      <style:paragraph-properties fo:margin-top="0in" fo:margin-bottom="0in" loext:contextual-spacing="false" fo:line-height="120%" fo:text-align="end" style:justify-single-word="false" fo:hyphenation-ladder-count="no-limit" style:page-number="auto" style:writing-mode="rl-tb"/>
      <style:text-properties fo:hyphenate="false"/>
    </style:style>
    <style:style style:name="Like-Text-body-rtl" style:family="paragraph" style:parent-style-name="Standard" style:next-style-name="First-line-indent" style:class="text" style:master-page-name="">
      <style:paragraph-properties fo:margin-top="0in" fo:margin-bottom="0in" loext:contextual-spacing="false" fo:line-height="120%" fo:text-align="end" style:justify-single-word="false" fo:hyphenation-ladder-count="no-limit" style:page-number="auto" style:writing-mode="rl-tb"/>
      <style:text-properties fo:hyphenate="false"/>
    </style:style>
    <style:style style:name="p-nopar" style:family="paragraph" style:parent-style-name="Text-body">
      <style:paragraph-properties fo:margin-left="0in" fo:margin-right="0in" fo:margin-top="0.1181in" fo:margin-bottom="0.1181in" loext:contextual-spacing="false" fo:text-align="justify" style:justify-single-word="false" fo:text-indent="0in" style:auto-text-indent="false"/>
    </style:style>
    <style:style style:name="p-nopar-rtl" style:family="paragraph" style:parent-style-name="Text-body">
      <style:paragraph-properties fo:margin-left="0in" fo:margin-right="0in" fo:margin-top="0.1181in" fo:margin-bottom="0.1181in" loext:contextual-spacing="false" fo:text-align="end" style:justify-single-word="false" fo:text-indent="0in" style:auto-text-indent="false" style:writing-mode="rl-tb"/>
    </style:style>
    <style:style style:name="display-math" style:family="paragraph" style:parent-style-name="Text-body">
      <style:paragraph-properties fo:margin-left="0in" fo:margin-right="0in" fo:text-align="center" style:justify-single-word="false" fo:text-indent="0in" style:auto-text-indent="false"/>
    </style:style>
    <style:style style:name="Inside-itemize" style:family="paragraph" style:parent-style-name="Standard" style:list-style-name="Itemize">
      <style:paragraph-properties fo:margin-left="0in" fo:margin-right="0in" fo:margin-top="0in" fo:margin-bottom="0.15in" loext:contextual-spacing="false" fo:text-indent="0in" style:auto-text-indent="false"/>
    </style:style>
    <style:style style:name="Inside-enumerate" style:family="paragraph" style:parent-style-name="Text-body" style:list-style-name="Enumerate">
      <style:paragraph-properties fo:margin-left="0in" fo:margin-right="0in" fo:margin-top="0in" fo:margin-bottom="0.15in" loext:contextual-spacing="false" fo:text-indent="0in" style:auto-text-indent="false"/>
    </style:style>
    <style:style style:name="Inside-enumerate-rtl" style:family="paragraph" style:list-style-name="Enumerate-rtl">
      <style:paragraph-properties fo:text-align="end" style:justify-single-word="false" style:writing-mode="rl-tb"/>
    </style:style>
    <style:style style:name="dd" style:family="paragraph" style:parent-style-name="Standard">
      <style:paragraph-properties fo:margin-left="0.35in" fo:margin-right="0in" fo:margin-top="0in" fo:margin-bottom="0.0783in" loext:contextual-spacing="false" fo:text-indent="0in" style:auto-text-indent="false"/>
    </style:style>
    <style:style style:name="dt" style:family="paragraph">
      <style:paragraph-properties fo:margin-left="0.1in" fo:margin-right="0in" fo:text-indent="0in" style:auto-text-indent="false"/>
      <style:text-properties fo:font-weight="bold"/>
    </style:style>
    <style:style style:name="printshorthands-dd" style:family="paragraph" style:parent-style-name="Standard">
      <style:paragraph-properties fo:margin-left="0.35in" fo:margin-right="0in" fo:margin-top="0in" fo:margin-bottom="0.0783in" loext:contextual-spacing="false" fo:text-indent="0in" style:auto-text-indent="false"/>
    </style:style>
    <style:style style:name="printshorthands-dt" style:family="paragraph">
      <style:paragraph-properties fo:margin-left="0.1in" fo:margin-right="0in" fo:text-indent="0in" style:auto-text-indent="false"/>
    </style:style>
    <style:style style:name="printthebibliography-dd" style:family="paragraph" style:parent-style-name="Standard">
      <style:paragraph-properties fo:margin-left="0.35in" fo:margin-right="0in" fo:margin-top="0in" fo:margin-bottom="0.0783in" loext:contextual-spacing="false" fo:text-indent="-0.35in" style:auto-text-indent="false"/>
    </style:style>
    <style:style style:name="printthebibliography-dt" style:family="paragraph">
      <style:paragraph-properties fo:margin-left="0in" fo:margin-right="0in" fo:margin-top="0in" fo:margin-bottom="0in" loext:contextual-spacing="false" fo:text-indent="0in" style:auto-text-indent="false"/>
    </style:style>
    <style:style style:name="quote" style:family="paragraph" style:parent-style-name="Text-body" style:next-style-name="Text-body">
      <style:paragraph-properties fo:margin-left="0.3937in" fo:margin-right="0.3937in" fo:margin-top="0.0783in" fo:margin-bottom="0.0783in" loext:contextual-spacing="false" fo:text-indent="0in" style:auto-text-indent="false"/>
    </style:style>
    <style:style style:name="quote-trl" style:family="paragraph">
      <style:paragraph-properties fo:margin-left="0.3937in" fo:margin-right="0.3937in" fo:margin-top="0.0783in" fo:margin-bottom="0.0783in" loext:contextual-spacing="false" fo:text-align="end" style:justify-single-word="false" fo:text-indent="0in" style:auto-text-indent="false" style:writing-mode="rl-tb"/>
    </style:style>
    <style:style style:name="begin-env-p" style:family="paragraph">
      <style:paragraph-properties fo:margin-top="0.0783in" fo:margin-bottom="0in" loext:contextual-spacing="false" fo:line-height="0.0043in"/>
    </style:style>
    <style:style style:name="end-env-p" style:family="paragraph">
      <style:paragraph-properties fo:margin-top="0in" fo:margin-bottom="0.0783in" loext:contextual-spacing="false" fo:line-height="0.0043in"/>
    </style:style>
    <style:style style:name="Contents-Heading" style:family="paragraph" style:parent-style-name="Heading" style:class="index">
      <style:paragraph-properties fo:margin-left="0in" fo:margin-right="0in" fo:margin-top="0.1965in" fo:margin-bottom="0.0783in" loext:contextual-spacing="false" fo:text-indent="0in" style:auto-text-indent="false" text:number-lines="false" text:line-number="0"/>
    </style:style>
    <style:style style:name="Index-Heading" style:family="paragraph" style:parent-style-name="Heading" style:class="index">
      <style:paragraph-properties fo:margin-left="0in" fo:margin-right="0in" fo:text-indent="0in" style:auto-text-indent="false" text:number-lines="false" text:line-number="0"/>
    </style:style>
    <style:style style:name="verse" style:family="paragraph" style:parent-style-name="Text-body" style:next-style-name="Text-body">
      <style:paragraph-properties fo:margin-left="0.5902in" fo:margin-right="0.3937in" fo:margin-top="0.0783in" fo:margin-bottom="0.0783in" loext:contextual-spacing="false" fo:text-indent="-0.1965in" style:auto-text-indent="false">
        <style:tab-stops/>
      </style:paragraph-properties>
    </style:style>
    <style:style style:name="algorithmic-dd" style:family="paragraph" style:parent-style-name="Standard">
      <style:paragraph-properties fo:margin-left="0.35in" fo:margin-right="0in" fo:margin-top="0in" fo:margin-bottom="0.0783in" loext:contextual-spacing="false" fo:text-indent="0in" style:auto-text-indent="false"/>
    </style:style>
    <style:style style:name="algorithmic-dt" style:family="paragraph">
      <style:paragraph-properties fo:margin-left="0.1in" fo:margin-right="0in" fo:text-indent="0in" style:auto-text-indent="false"/>
    </style:style>
    <style:style style:name="Preformatted-Text" style:family="paragraph" style:parent-style-name="Standard">
      <style:paragraph-properties fo:margin-left="0in" fo:margin-right="0in" fo:margin-top="0.0783in" fo:margin-bottom="0.0783in" loext:contextual-spacing="false" fo:text-indent="0in" style:auto-text-indent="false"/>
      <style:text-properties style:font-name="monospace" fo:font-family="monospace"/>
    </style:style>
    <style:style style:name="Preformatted-Text-rtl" style:family="paragraph" style:parent-style-name="Standard">
      <style:paragraph-properties fo:margin-left="0in" fo:margin-right="0in" fo:margin-top="0.0783in" fo:margin-bottom="0.0783in" loext:contextual-spacing="false" fo:text-align="end" style:justify-single-word="false" fo:text-indent="0in" style:auto-text-indent="false" style:writing-mode="rl-tb"/>
      <style:text-properties style:font-name="monospace" fo:font-family="monospace"/>
    </style:style>
    <style:style style:name="Footnote" style:family="paragraph" style:parent-style-name="Standard" style:class="extra">
      <style:paragraph-properties fo:margin-left="0.2in" fo:margin-right="0in" fo:text-indent="-0.2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Title" style:family="paragraph" style:parent-style-name="Heading" style:next-style-name="author" style:class="chapter">
      <style:paragraph-properties fo:margin-top="0.1654in" fo:margin-bottom="0.2008in" loext:contextual-spacing="false" fo:text-align="center" style:justify-single-word="false"/>
    </style:style>
    <style:style style:name="Title-rtl" style:family="paragraph" style:next-style-name="author-rtl" style:class="chapter">
      <style:paragraph-properties fo:margin-top="0.1654in" fo:margin-bottom="0.2008in" loext:contextual-spacing="false" fo:text-align="center" style:justify-single-word="false" style:writing-mode="rl-tb"/>
    </style:style>
    <style:style style:name="author" style:family="paragraph" style:parent-style-name="Text-body" style:next-style-name="date">
      <style:paragraph-properties fo:margin-top="0in" fo:margin-bottom="0.0783in" loext:contextual-spacing="false" fo:text-align="center" style:justify-single-word="false"/>
    </style:style>
    <style:style style:name="author-rtl" style:family="paragraph" style:parent-style-name="Text-body-rtl" style:next-style-name="date-rtl">
      <style:paragraph-properties fo:margin-top="0in" fo:margin-bottom="0.0783in" loext:contextual-spacing="false" fo:text-align="center" style:justify-single-word="false" style:writing-mode="rl-tb"/>
    </style:style>
    <style:style style:name="date" style:family="paragraph" style:parent-style-name="Text-body" style:next-style-name="Text-body">
      <style:paragraph-properties fo:margin-top="0in" fo:margin-bottom="0.0783in" loext:contextual-spacing="false" fo:text-align="center" style:justify-single-word="false"/>
    </style:style>
    <style:style style:name="date-rtl" style:family="paragraph" style:parent-style-name="Text-body" style:next-style-name="Text-body">
      <style:paragraph-properties fo:margin-top="0in" fo:margin-bottom="0.0783in" loext:contextual-spacing="false" fo:text-align="center" style:justify-single-word="false" style:writing-mode="rl-tb"/>
    </style:style>
    <style:style style:name="abstract" style:family="paragraph" style:parent-style-name="Text-body" style:next-style-name="Text-body">
      <style:paragraph-properties fo:margin-left="1.1811in" fo:margin-right="1.1811in" fo:margin-top="0in" fo:margin-bottom="0.0783in" loext:contextual-spacing="false" fo:text-indent="0in" style:auto-text-indent="false"/>
    </style:style>
    <style:style style:name="abstract-rtl" style:family="paragraph" style:parent-style-name="Text-body-rtl" style:next-style-name="Text-body-rtl">
      <style:paragraph-properties fo:margin-left="1.1811in" fo:margin-right="1.1811in" fo:margin-top="0in" fo:margin-bottom="0.0783in" loext:contextual-spacing="false" fo:text-indent="0in" style:auto-text-indent="false" style:writing-mode="rl-tb"/>
    </style:style>
    <style:style style:name="abstract-title" style:family="paragraph" style:parent-style-name="abstract" style:next-style-name="abstract">
      <style:paragraph-properties fo:margin-top="0.1965in" fo:margin-bottom="0in" loext:contextual-spacing="false" fo:text-align="center" style:justify-single-word="false"/>
    </style:style>
    <style:style style:name="Contents-1" style:family="paragraph" style:parent-style-name="Index" style:class="index">
      <style:paragraph-properties fo:margin-left="0in" fo:margin-right="0in" fo:margin-top="0in" fo:margin-bottom="0.0398in" loext:contextual-spacing="false" fo:text-indent="0in" style:auto-text-indent="false">
        <style:tab-stops>
          <style:tab-stop style:position="6.6925in" style:type="right"/>
        </style:tab-stops>
      </style:paragraph-properties>
    </style:style>
    <style:style style:name="Contents-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/>
        </style:tab-stops>
      </style:paragraph-properties>
    </style:style>
    <style:style style:name="Contents-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/>
        </style:tab-stops>
      </style:paragraph-properties>
    </style:style>
    <style:style style:name="Contents-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/>
        </style:tab-stops>
      </style:paragraph-properties>
    </style:style>
    <style:style style:name="Contents-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/>
        </style:tab-stops>
      </style:paragraph-properties>
    </style:style>
    <style:style style:name="Index-1" style:family="paragraph" style:parent-style-name="Index" style:class="index">
      <style:paragraph-properties fo:margin-left="0in" fo:margin-right="0in" fo:text-indent="0in" style:auto-text-indent="false"/>
    </style:style>
    <style:style style:name="Index-2" style:family="paragraph" style:parent-style-name="Index" style:class="index">
      <style:paragraph-properties fo:margin-left="0.1965in" fo:margin-right="0in" fo:text-indent="0in" style:auto-text-indent="false"/>
    </style:style>
    <style:style style:name="Index-3" style:family="paragraph" style:parent-style-name="Index" style:class="index">
      <style:paragraph-properties fo:margin-left="0.3929in" fo:margin-right="0in" fo:text-indent="0in" style:auto-text-indent="false"/>
    </style:style>
    <style:style style:name="p-bibitem" style:family="paragraph" style:parent-style-name="Standard">
      <style:paragraph-properties fo:margin-left="0.3937in" fo:margin-right="0in" fo:text-indent="-0.3937in" style:auto-text-indent="false">
        <style:tab-stops/>
      </style:paragraph-properties>
    </style:style>
    <style:style style:name="quotation" style:family="paragraph" style:parent-style-name="Standard">
      <style:paragraph-properties fo:margin-left="0.3937in" fo:margin-right="0.3937in" fo:margin-top="0in" fo:margin-bottom="0in" loext:contextual-spacing="false" fo:text-indent="0.1965in" style:auto-text-indent="true"/>
    </style:style>
    <style:style style:name="quotation-rtl" style:family="paragraph" style:parent-style-name="Standard">
      <style:paragraph-properties fo:margin-left="0.3937in" fo:margin-right="0.3937in" fo:margin-top="0in" fo:margin-bottom="0in" loext:contextual-spacing="false" fo:text-align="end" style:justify-single-word="false" fo:text-indent="0.1965in" style:auto-text-indent="true" style:writing-mode="rl-tb"/>
    </style:style>
    <style:style style:name="flushright" style:family="paragraph" style:parent-style-name="Text-body" style:next-style-name="Text-body" style:master-page-name="">
      <style:paragraph-properties fo:margin-top="0.0783in" fo:margin-bottom="0.0783in" loext:contextual-spacing="false" fo:text-align="end" style:justify-single-word="false" style:page-number="auto"/>
    </style:style>
    <style:style style:name="flushleft" style:family="paragraph" style:parent-style-name="Text-body" style:next-style-name="Text-body">
      <style:paragraph-properties fo:margin-top="0.0783in" fo:margin-bottom="0.0783in" loext:contextual-spacing="false" fo:text-align="start" style:justify-single-word="false"/>
    </style:style>
    <style:style style:name="center" style:family="paragraph" style:parent-style-name="Text-body" style:next-style-name="Text-body">
      <style:paragraph-properties fo:margin-top="0.0783in" fo:margin-bottom="0.0783in" loext:contextual-spacing="false" fo:text-align="center" style:justify-single-word="false">
        <style:tab-stops/>
      </style:paragraph-properties>
    </style:style>
    <style:style style:name="tabbing" style:family="paragraph" style:parent-style-name="Standard">
      <style:paragraph-properties fo:margin-left="0in" fo:margin-right="0in" fo:text-indent="0.1965in" style:auto-text-indent="false"/>
    </style:style>
    <style:style style:name="part" style:family="paragraph" style:parent-style-name="Heading" style:next-style-name="Text-body">
      <style:paragraph-properties fo:margin-top="0.2047in" fo:margin-bottom="0.0827in" loext:contextual-spacing="false"/>
    </style:style>
    <style:style style:name="Heading-1" style:family="paragraph" style:parent-style-name="Heading" style:next-style-name="Text-body" style:class="text">
      <style:paragraph-properties fo:margin-top="0.5555in" fo:margin-bottom="0.3472in" loext:contextual-spacing="false"/>
    </style:style>
    <style:style style:name="Heading-1-rtl" style:family="paragraph" style:next-style-name="Text-body-rtl" style:class="text">
      <style:paragraph-properties fo:text-align="end" style:justify-single-word="false" style:writing-mode="rl-tb"/>
    </style:style>
    <style:style style:name="Heading-2" style:family="paragraph" style:parent-style-name="Heading" style:next-style-name="Text-body" style:class="text">
      <style:paragraph-properties fo:margin-top="0.1665in" fo:margin-bottom="0.1252in" loext:contextual-spacing="false"/>
    </style:style>
    <style:style style:name="Heading-2-rtl" style:family="paragraph" style:parent-style-name="Heading" style:next-style-name="Text-body" style:class="text">
      <style:paragraph-properties fo:margin-top="0.1654in" fo:margin-bottom="0in" loext:contextual-spacing="false" fo:text-align="end" style:justify-single-word="false" style:writing-mode="rl-tb"/>
    </style:style>
    <style:style style:name="Heading-3" style:family="paragraph" style:parent-style-name="Heading" style:next-style-name="Text-body" style:class="text"/>
    <style:style style:name="Heading-3-rtl" style:family="paragraph" style:next-style-name="Text-body-rtl" style:class="text">
      <style:paragraph-properties fo:text-align="end" style:justify-single-word="false" style:writing-mode="rl-tb"/>
    </style:style>
    <style:style style:name="Heading-4" style:family="paragraph" style:parent-style-name="Heading" style:next-style-name="Text-body" style:class="text">
      <style:paragraph-properties fo:margin-top="0.1654in" fo:margin-bottom="0in" loext:contextual-spacing="false"/>
    </style:style>
    <style:style style:name="Heading-4-rtl" style:family="paragraph" style:next-style-name="Text-body-rtl" style:class="text">
      <style:paragraph-properties fo:margin-top="0.1654in" fo:margin-bottom="0in" loext:contextual-spacing="false" fo:text-align="end" style:justify-single-word="false" style:writing-mode="rl-tb"/>
    </style:style>
    <style:style style:name="Heading-5" style:family="paragraph" style:parent-style-name="Heading" style:next-style-name="Text-body" style:class="text">
      <style:paragraph-properties fo:margin-left="0in" fo:margin-right="0in" fo:margin-top="0.1654in" fo:margin-bottom="0in" loext:contextual-spacing="false" fo:text-indent="0in" style:auto-text-indent="false"/>
    </style:style>
    <style:style style:name="Heading-5-rtl" style:family="paragraph" style:parent-style-name="Heading" style:next-style-name="Text-body" style:class="text">
      <style:paragraph-properties fo:margin-left="0in" fo:margin-right="0in" fo:margin-top="0.1654in" fo:margin-bottom="0in" loext:contextual-spacing="false" fo:text-align="end" style:justify-single-word="false" fo:text-indent="0in" style:auto-text-indent="false" style:writing-mode="rl-tb"/>
    </style:style>
    <style:style style:name="Heading-6" style:family="paragraph" style:parent-style-name="Heading" style:next-style-name="Text-body" style:class="text"/>
    <style:style style:name="Heading-6-rtl" style:family="paragraph" style:next-style-name="Text-body-rtl" style:class="text">
      <style:paragraph-properties fo:text-align="end" style:justify-single-word="false" style:writing-mode="rl-tb"/>
    </style:style>
    <style:style style:name="Heading-7" style:family="paragraph" style:parent-style-name="Heading" style:next-style-name="Text-body" style:class="text"/>
    <style:style style:name="Heading-7-rtl" style:family="paragraph" style:next-style-name="Text-body-rtl" style:class="text">
      <style:paragraph-properties fo:text-align="end" style:justify-single-word="false" style:writing-mode="rl-tb"/>
    </style:style>
    <style:style style:name="Heading-8" style:family="paragraph" style:parent-style-name="Heading" style:next-style-name="Text-body" style:class="text"/>
    <style:style style:name="Heading-8-rtl" style:family="paragraph" style:next-style-name="Text-body-rtl" style:class="text">
      <style:paragraph-properties fo:text-align="end" style:justify-single-word="false" style:writing-mode="rl-tb"/>
    </style:style>
    <style:style style:name="Heading-9" style:family="paragraph" style:parent-style-name="Heading" style:next-style-name="Text-body" style:class="text"/>
    <style:style style:name="Heading-9-rtl" style:family="paragraph" style:parent-style-name="Heading" style:next-style-name="Text-body" style:class="text">
      <style:paragraph-properties fo:text-align="end" style:justify-single-word="false" style:writing-mode="rl-tb"/>
    </style:style>
    <style:style style:name="Heading-10" style:family="paragraph" style:parent-style-name="Heading" style:next-style-name="Text-body" style:class="text"/>
    <style:style style:name="Heading-10-rtl" style:family="paragraph" style:next-style-name="Text-body-rtl" style:class="text"/>
    <style:style style:name="Index" style:family="paragraph" style:parent-style-name="Standard" style:class="index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reference-ref" style:family="text">
      <style:text-properties style:text-underline-style="solid" style:text-underline-width="bold" style:text-underline-color="#0000ff"/>
    </style:style>
    <style:style style:name="textsuperscript" style:family="text">
      <style:text-properties style:text-position="super 80%"/>
    </style:style>
    <style:style style:name="TEX" style:family="text">
      <style:text-properties style:text-position="-25% 100%"/>
    </style:style>
    <style:style style:name="LATEX" style:family="text">
      <style:text-properties style:text-position="15% 70%"/>
    </style:style>
    <style:style style:name="caption-title" style:family="text">
      <style:text-properties fo:font-style="normal" fo:font-weight="bold"/>
    </style:style>
    <style:style style:name="small-caps" style:family="text">
      <style:text-properties fo:font-variant="small-caps"/>
    </style:style>
    <style:style style:name="verb" style:family="text">
      <style:text-properties style:font-name="monospace" fo:font-family="monospace"/>
    </style:style>
    <style:style style:name="obeylines-h" style:family="text"/>
    <style:style style:name="obeylines-v" style:family="text"/>
    <style:style style:name="Emphasis" style:family="text">
      <style:text-properties fo:font-style="italic"/>
    </style:style>
    <style:style style:name="textit" style:family="text">
      <style:text-properties fo:font-style="italic"/>
    </style:style>
    <style:style style:name="textbf" style:family="text">
      <style:text-properties fo:font-style="normal" fo:font-weight="bold"/>
    </style:style>
    <style:style style:name="textsc" style:family="text">
      <style:text-properties fo:font-variant="small-caps" style:text-position="0% 100%" fo:font-style="normal" fo:font-weight="normal"/>
    </style:style>
    <style:style style:name="texttt" style:family="text">
      <style:text-properties style:font-name="monospace" fo:font-family="monospace"/>
    </style:style>
    <style:style style:name="textrm" style:family="text">
      <style:text-properties fo:font-weight="normal" style:font-weight-asian="normal" style:font-weight-complex="normal"/>
    </style:style>
    <style:style style:name="textsf" style:family="text">
      <style:text-properties fo:font-style="normal" fo:font-weight="bold"/>
    </style:style>
    <style:style style:name="textup" style:family="text">
      <style:text-properties fo:font-weight="normal" style:font-weight-asian="normal" style:font-weight-complex="normal"/>
    </style:style>
    <style:style style:name="overline" style:family="text"/>
    <style:style style:name="underline" style:family="text">
      <style:text-properties style:text-underline-style="solid" style:text-underline-width="auto" style:text-underline-color="font-color"/>
    </style:style>
    <style:style style:name="paragraph-h" style:family="text">
      <style:text-properties fo:font-style="normal" fo:font-weight="bold"/>
    </style:style>
    <style:style style:name="subparagraph-h" style:family="text">
      <style:text-properties fo:font-style="normal" fo:font-weight="bold"/>
    </style:style>
    <style:style style:name="Bullet-Symbols" style:family="text"/>
    <style:style style:name="Numbering-Symbols" style:family="text"/>
    <style:style style:name="Source-Text" style:family="text"/>
    <style:style style:name="mml-inline" style:family="graphic" style:parent-style-name="Formula">
      <style:graphic-properties svg:y="0in" style:vertical-pos="middle" style:vertical-rel="text"/>
    </style:style>
    <style:style style:name="mml-display" style:family="graphic" style:parent-style-name="Formula">
      <style:graphic-properties svg:x="0in" style:wrap="none" style:horizontal-pos="center" style:horizontal-rel="paragraph-content" fo:background-color="transparent" style:background-transparency="100%">
        <style:background-image/>
      </style:graphic-properties>
    </style:style>
    <style:style style:name="Formula" style:family="graphic">
      <style:graphic-properties text:anchor-type="as-char" svg:y="0in" fo:margin-left="0.0043in" fo:margin-right="0.0043in" style:vertical-pos="middle" style:vertical-rel="text"/>
    </style:style>
    <style:style style:name="env-frame" style:family="graphic">
      <style:graphic-properties svg:x="0in" svg:y="0in" style:vertical-pos="top" style:vertical-rel="page-content" style:horizontal-pos="from-left" style:horizontal-rel="paragraph-content" fo:padding="0in" fo:border="none" style:shadow="none" draw:shadow-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Itemize">
      <text:list-level-style-bullet text:level="1" text:style-name="Bullet-Symbols" text:bullet-char="•">
        <style:list-level-properties text:space-before="0.15in" text:min-label-width="0.2in" text:min-label-distance="0.05in"/>
      </text:list-level-style-bullet>
      <text:list-level-style-bullet text:level="2" text:style-name="Bullet-Symbols" text:bullet-char="-">
        <style:list-level-properties text:space-before="0.35in" text:min-label-width="0.2in" text:min-label-distance="0.05in"/>
      </text:list-level-style-bullet>
      <text:list-level-style-bullet text:level="3" text:style-name="Bullet-Symbols" text:bullet-char="⁎">
        <style:list-level-properties text:space-before="0.55in" text:min-label-width="0.2in" text:min-label-distance="0.05in"/>
      </text:list-level-style-bullet>
      <text:list-level-style-bullet text:level="4" text:style-name="Bullet-Symbols" text:bullet-char="·">
        <style:list-level-properties text:space-before="0.75in" text:min-label-width="0.2in" text:min-label-distance="0.05in"/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numerate">
      <text:list-level-style-number text:level="1" text:style-name="Numbering-Symbols" style:num-suffix="." style:num-format="1">
        <style:list-level-properties text:space-before="0.15in" text:min-label-width="0.2in" text:min-label-distance="0.05in"/>
      </text:list-level-style-number>
      <text:list-level-style-number text:level="2" text:style-name="Numbering-Symbols" style:num-prefix="(" style:num-suffix=")" style:num-format="a">
        <style:list-level-properties text:space-before="0.35in" text:min-label-width="0.2in" text:min-label-distance="0.05in"/>
      </text:list-level-style-number>
      <text:list-level-style-number text:level="3" text:style-name="Numbering-Symbols" style:num-suffix="." style:num-format="i">
        <style:list-level-properties text:space-before="0.6in" text:min-label-width="0.2in" text:min-label-distance="0.05in"/>
      </text:list-level-style-number>
      <text:list-level-style-number text:level="4" text:style-name="Numbering-Symbols" style:num-suffix="." style:num-format="A">
        <style:list-level-properties text:space-before="0.8in" text:min-label-width="0.2in" text:min-label-distance="0.05in"/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numerate-rtl">
      <text:list-level-style-number text:level="1" text:style-name="Numbering-Symbols" style:num-suffix="." style:num-format="1">
        <style:list-level-properties text:space-before="0.15in" text:min-label-distance="0.05in"/>
      </text:list-level-style-number>
      <text:list-level-style-number text:level="2" text:style-name="Numbering-Symbols" style:num-prefix="(" style:num-suffix=")" style:num-format="1">
        <style:list-level-properties text:space-before="0.35in" text:min-label-distance="0.05in"/>
      </text:list-level-style-number>
      <text:list-level-style-number text:level="3" text:style-name="Numbering-Symbols" style:num-suffix="." style:num-format="1">
        <style:list-level-properties text:space-before="0.6in" text:min-label-distance="0.05in"/>
      </text:list-level-style-number>
      <text:list-level-style-number text:level="4" text:style-name="Numbering-Symbols" style:num-suffix="." style:num-format="1">
        <style:list-level-properties text:space-before="0.8in" text:min-label-distance="0.05in"/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description">
      <text:list-level-style-bullet text:level="1" text:style-name="Source-Text" text:bullet-char=" ">
        <style:list-level-properties/>
      </text:list-level-style-bullet>
      <text:list-level-style-bullet text:level="2" text:style-name="Source-Text" text:bullet-char=" ">
        <style:list-level-properties text:space-before="0.2in" text:min-label-width="0.2in" text:min-label-distance="0.05in"/>
      </text:list-level-style-bullet>
      <text:list-level-style-bullet text:level="3" text:style-name="Source-Text" text:bullet-char=" ">
        <style:list-level-properties text:space-before="0.4in" text:min-label-width="0.2in" text:min-label-distance="0.05in"/>
      </text:list-level-style-bullet>
      <text:list-level-style-bullet text:level="4" text:style-name="Source-Text" text:bullet-char=" ">
        <style:list-level-properties text:space-before="0.6in" text:min-label-width="0.2in" text:min-label-distance="0.05in"/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ist">
      <text:list-level-style-bullet text:level="1" text:style-name="Source-Text" text:bullet-char=" ">
        <style:list-level-properties/>
      </text:list-level-style-bullet>
      <text:list-level-style-bullet text:level="2" text:style-name="Source-Text" text:bullet-char=" ">
        <style:list-level-properties text:space-before="0.2in" text:min-label-width="0.2in" text:min-label-distance="0.05in"/>
      </text:list-level-style-bullet>
      <text:list-level-style-bullet text:level="3" text:style-name="Source-Text" text:bullet-char=" ">
        <style:list-level-properties text:space-before="0.4in" text:min-label-width="0.2in" text:min-label-distance="0.05in"/>
      </text:list-level-style-bullet>
      <text:list-level-style-bullet text:level="4" text:style-name="Source-Text" text:bullet-char=" ">
        <style:list-level-properties text:space-before="0.6in" text:min-label-width="0.2in" text:min-label-distance="0.05in"/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printshorthands">
      <text:list-level-style-bullet text:level="1" text:style-name="Source-Text" text:bullet-char=" 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printthebibliography">
      <text:list-level-style-bullet text:level="1" text:style-name="Source-Text" text:bullet-char=" 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algorithmic">
      <text:list-level-style-bullet text:level="1" text:style-name="Source-Text" text:bullet-char=" ">
        <style:list-level-properties/>
      </text:list-level-style-bullet>
      <text:list-level-style-bullet text:level="2" text:style-name="Source-Text" text:bullet-char=" ">
        <style:list-level-properties text:space-before="0.2in" text:min-label-width="0.2in" text:min-label-distance="0.05in"/>
      </text:list-level-style-bullet>
      <text:list-level-style-bullet text:level="3" text:style-name="Source-Text" text:bullet-char=" ">
        <style:list-level-properties text:space-before="0.4in" text:min-label-width="0.2in" text:min-label-distance="0.05in"/>
      </text:list-level-style-bullet>
      <text:list-level-style-bullet text:level="4" text:style-name="Source-Text" text:bullet-char=" ">
        <style:list-level-properties text:space-before="0.6in" text:min-label-width="0.2in" text:min-label-distance="0.05in"/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319in" fo:page-height="11.0417in" style:num-format="1" style:print-orientation="portrait" fo:margin-top="0.7874in" fo:margin-bottom="0.7874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X4ht from formato.tex, options: xhtml,ooffice,html,refcaption 
(http://www.cse.ohio-state.edu/~gurari/TeX4ht/)  
</meta:initial-creator>
    <meta:generator>LibreOffice/4.3.3.2$Linux_X86_64 LibreOffice_project/430m0$Build-2</meta:generator>
    <meta:creation-date>2017-05-09 11:34:00</meta:creation-date>
    <dc:date>2017-05-09T11:39:30.666277658</dc:date>
    <meta:editing-duration>PT5M7S</meta:editing-duration>
    <meta:editing-cycles>2</meta:editing-cycles>
    <meta:document-statistic meta:table-count="0" meta:image-count="0" meta:object-count="0" meta:page-count="1" meta:paragraph-count="13" meta:word-count="52" meta:character-count="487" meta:non-whitespace-character-count="447"/>
  </office:meta>
</office:document-meta>
</file>